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6783in"/>
        </style:tab-stops>
      </style:paragraph-properties>
      <style:text-properties fo:language="es" fo:country="ES" officeooo:rsid="000d2668" officeooo:paragraph-rsid="000d2668" style:font-size-asian="10.5pt"/>
    </style:style>
    <style:style style:name="P2" style:family="paragraph" style:parent-style-name="Standard">
      <style:paragraph-properties>
        <style:tab-stops>
          <style:tab-stop style:position="0.6783in"/>
        </style:tab-stops>
      </style:paragraph-properties>
      <style:text-properties fo:language="es" fo:country="ES" officeooo:rsid="000e97ea" officeooo:paragraph-rsid="000e97ea" style:font-size-asian="10.5pt"/>
    </style:style>
    <style:style style:name="T1" style:family="text">
      <style:text-properties officeooo:rsid="000e97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 epígrafe funciona como introducción temática a las descripciones que se dado en las sintonizaciones del narrador.</text:p>
      <text:p text:style-name="P1"/>
      <text:p text:style-name="P1">-El narrador describe la cultura popular, la política, la sociedad con nostalgia contenta.</text:p>
      <text:p text:style-name="P1"/>
      <text:p text:style-name="P1">Esperanzas:</text:p>
      <text:p text:style-name="P1">“Ciudades limpias, sin injusticia, sin pobres, sin violencia, sin congestiones, sin basura…”</text:p>
      <text:p text:style-name="P1"/>
      <text:p text:style-name="P1">Las características principales de México:</text:p>
      <text:p text:style-name="P1">Me da un impresión positiva de México porque se descrito un país con much<text:span text:style-name="T1">o potencial (las esperanzas del futuro, el medio ambiente, todos son buenísimos).</text:span></text:p>
      <text:p text:style-name="P1"/>
      <text:p text:style-name="P1"/>
      <text:p text:style-name="P2">Cap. II</text:p>
      <text:p text:style-name="P2"/>
      <text:p text:style-name="P2">Ellos están separados en dos grupos (árabes y judíos) y recrear batallas bíblicas.</text:p>
      <text:p text:style-name="P2"/>
      <text:p text:style-name="P2">Todos los conflictos son batallas en el desier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2:25:07.053339000</meta:creation-date>
    <dc:date>2017-11-13T12:50:35.605412000</dc:date>
    <meta:editing-duration>PT4M58S</meta:editing-duration>
    <meta:editing-cycles>1</meta:editing-cycles>
    <meta:document-statistic meta:table-count="0" meta:image-count="0" meta:object-count="0" meta:page-count="1" meta:paragraph-count="9" meta:word-count="96" meta:character-count="643" meta:non-whitespace-character-count="556"/>
    <meta:generator>LibreOffice/5.2.5.1$MacOSX_X86_64 LibreOffice_project/0312e1a284a7d50ca85a365c316c7abbf20a4d22</meta:generator>
  </office:meta>
</office:document-meta>
</file>